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Spannung in V</text:p>
          </table:table-cell>
          <table:table-cell table:number-columns-repeated="4"/>
          <table:table-cell table:style-name="ce1"/>
          <table:table-cell office:value-type="string" calcext:value-type="string">
            <text:p>Spannung in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t in Min</text:p>
          </table:table-cell>
          <table:table-cell/>
          <table:table-cell table:style-name="ce1" office:value-type="string" calcext:value-type="string">
            <text:p>Platin</text:p>
          </table:table-cell>
          <table:table-cell table:style-name="ce1" office:value-type="string" calcext:value-type="string">
            <text:p>Carbon</text:p>
          </table:table-cell>
          <table:table-cell office:value-type="string" calcext:value-type="string">
            <text:p>Supraleiter</text:p>
          </table:table-cell>
          <table:table-cell table:number-columns-repeated="3"/>
          <table:table-cell table:style-name="ce1" office:value-type="string" calcext:value-type="string">
            <text:p>Platin</text:p>
          </table:table-cell>
          <table:table-cell table:style-name="ce1" office:value-type="string" calcext:value-type="string">
            <text:p>Carbon</text:p>
          </table:table-cell>
          <table:table-cell office:value-type="string" calcext:value-type="string">
            <text:p>Temp in °C</text:p>
          </table:table-cell>
          <table:table-cell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0 Ohm</text:p>
          </table:table-cell>
          <table:table-cell office:value-type="string" calcext:value-type="string">
            <text:p>Mess</text:p>
          </table:table-cell>
          <table:table-cell office:value-type="string" calcext:value-type="string">
            <text:p>Spannung in mV</text:p>
          </table:table-cell>
          <table:table-cell table:number-columns-repeated="3"/>
          <table:table-cell office:value-type="string" calcext:value-type="string">
            <text:p>Mess</text:p>
          </table:table-cell>
          <table:table-cell office:value-type="string" calcext:value-type="string">
            <text:p>100 Ohm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rher</text:p>
          </table:table-cell>
          <table:table-cell/>
          <table:table-cell office:value-type="string" calcext:value-type="string">
            <text:p>0.64091</text:p>
          </table:table-cell>
          <table:table-cell office:value-type="float" office:value="0.47678" calcext:value-type="float">
            <text:p>0,47678</text:p>
          </table:table-cell>
          <table:table-cell office:value-type="float" office:value="0.4415" calcext:value-type="float">
            <text:p>0,4415</text:p>
          </table:table-cell>
          <table:table-cell/>
          <table:table-cell office:value-type="string" calcext:value-type="string">
            <text:p>10 s fehler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office:value-type="float" office:value="16.5" calcext:value-type="float">
            <text:p>16,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62894" calcext:value-type="float">
            <text:p>0,62894</text:p>
          </table:table-cell>
          <table:table-cell office:value-type="float" office:value="0.47666" calcext:value-type="float">
            <text:p>0,47666</text:p>
          </table:table-cell>
          <table:table-cell office:value-type="float" office:value="0.3933" calcext:value-type="float">
            <text:p>0,393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151" calcext:value-type="float">
            <text:p>0,6151</text:p>
          </table:table-cell>
          <table:table-cell office:value-type="float" office:value="0.47697" calcext:value-type="float">
            <text:p>0,47697</text:p>
          </table:table-cell>
          <table:table-cell office:value-type="float" office:value="0.3626" calcext:value-type="float">
            <text:p>0,362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402" calcext:value-type="float">
            <text:p>0,59402</text:p>
          </table:table-cell>
          <table:table-cell office:value-type="float" office:value="0.47778" calcext:value-type="float">
            <text:p>0,47778</text:p>
          </table:table-cell>
          <table:table-cell office:value-type="float" office:value="0.3312" calcext:value-type="float">
            <text:p>0,33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7225" calcext:value-type="float">
            <text:p>0,57225</text:p>
          </table:table-cell>
          <table:table-cell office:value-type="float" office:value="0.47895" calcext:value-type="float">
            <text:p>0,47895</text:p>
          </table:table-cell>
          <table:table-cell office:value-type="float" office:value="0.3051" calcext:value-type="float">
            <text:p>0,30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54705" calcext:value-type="float">
            <text:p>0,54705</text:p>
          </table:table-cell>
          <table:table-cell office:value-type="float" office:value="0.48096" calcext:value-type="float">
            <text:p>0,48096</text:p>
          </table:table-cell>
          <table:table-cell office:value-type="float" office:value="0.2812" calcext:value-type="float">
            <text:p>0,28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52188" calcext:value-type="float">
            <text:p>0,52188</text:p>
          </table:table-cell>
          <table:table-cell office:value-type="float" office:value="0.48331" calcext:value-type="float">
            <text:p>0,48331</text:p>
          </table:table-cell>
          <table:table-cell office:value-type="float" office:value="0.2606" calcext:value-type="float">
            <text:p>0,260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49765" calcext:value-type="float">
            <text:p>0,49765</text:p>
          </table:table-cell>
          <table:table-cell office:value-type="float" office:value="0.48522" calcext:value-type="float">
            <text:p>0,48522</text:p>
          </table:table-cell>
          <table:table-cell office:value-type="float" office:value="0.2453" calcext:value-type="float">
            <text:p>0,24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47621" calcext:value-type="float">
            <text:p>0,47621</text:p>
          </table:table-cell>
          <table:table-cell office:value-type="float" office:value="0.489" calcext:value-type="float">
            <text:p>0,489</text:p>
          </table:table-cell>
          <table:table-cell office:value-type="float" office:value="0.2308" calcext:value-type="float">
            <text:p>0,23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45606" calcext:value-type="float">
            <text:p>0,45606</text:p>
          </table:table-cell>
          <table:table-cell office:value-type="float" office:value="0.49203" calcext:value-type="float">
            <text:p>0,49203</text:p>
          </table:table-cell>
          <table:table-cell office:value-type="float" office:value="0.2192" calcext:value-type="float">
            <text:p>0,219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43421" calcext:value-type="float">
            <text:p>0,43421</text:p>
          </table:table-cell>
          <table:table-cell office:value-type="float" office:value="0.4957" calcext:value-type="float">
            <text:p>0,4957</text:p>
          </table:table-cell>
          <table:table-cell office:value-type="float" office:value="0.2077" calcext:value-type="float">
            <text:p>0,207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41441" calcext:value-type="float">
            <text:p>0,41441</text:p>
          </table:table-cell>
          <table:table-cell office:value-type="float" office:value="0.49958" calcext:value-type="float">
            <text:p>0,49958</text:p>
          </table:table-cell>
          <table:table-cell office:value-type="float" office:value="0.197" calcext:value-type="float">
            <text:p>0,19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39639" calcext:value-type="float">
            <text:p>0,39639</text:p>
          </table:table-cell>
          <table:table-cell office:value-type="float" office:value="0.50357" calcext:value-type="float">
            <text:p>0,50357</text:p>
          </table:table-cell>
          <table:table-cell office:value-type="float" office:value="0.187" calcext:value-type="float">
            <text:p>0,18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37829" calcext:value-type="float">
            <text:p>0,37829</text:p>
          </table:table-cell>
          <table:table-cell office:value-type="float" office:value="0.50762" calcext:value-type="float">
            <text:p>0,50762</text:p>
          </table:table-cell>
          <table:table-cell office:value-type="float" office:value="0.1772" calcext:value-type="float">
            <text:p>0,177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36201" calcext:value-type="float">
            <text:p>0,36201</text:p>
          </table:table-cell>
          <table:table-cell office:value-type="float" office:value="0.51181" calcext:value-type="float">
            <text:p>0,51181</text:p>
          </table:table-cell>
          <table:table-cell office:value-type="float" office:value="0.1689" calcext:value-type="float">
            <text:p>0,168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34468" calcext:value-type="float">
            <text:p>0,34468</text:p>
          </table:table-cell>
          <table:table-cell office:value-type="float" office:value="0.51731" calcext:value-type="float">
            <text:p>0,51731</text:p>
          </table:table-cell>
          <table:table-cell office:value-type="float" office:value="0.1608" calcext:value-type="float">
            <text:p>0,160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32914" calcext:value-type="float">
            <text:p>0,32914</text:p>
          </table:table-cell>
          <table:table-cell office:value-type="float" office:value="0.52205" calcext:value-type="float">
            <text:p>0,52205</text:p>
          </table:table-cell>
          <table:table-cell office:value-type="float" office:value="0.1522" calcext:value-type="float">
            <text:p>0,152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31392" calcext:value-type="float">
            <text:p>0,31392</text:p>
          </table:table-cell>
          <table:table-cell office:value-type="float" office:value="0.52704" calcext:value-type="float">
            <text:p>0,52704</text:p>
          </table:table-cell>
          <table:table-cell office:value-type="float" office:value="0.1445" calcext:value-type="float">
            <text:p>0,144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30037" calcext:value-type="float">
            <text:p>0,30037</text:p>
          </table:table-cell>
          <table:table-cell office:value-type="float" office:value="0.53218" calcext:value-type="float">
            <text:p>0,53218</text:p>
          </table:table-cell>
          <table:table-cell office:value-type="float" office:value="0.1377" calcext:value-type="float">
            <text:p>0,137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28803" calcext:value-type="float">
            <text:p>0,28803</text:p>
          </table:table-cell>
          <table:table-cell office:value-type="float" office:value="0.53704" calcext:value-type="float">
            <text:p>0,53704</text:p>
          </table:table-cell>
          <table:table-cell office:value-type="float" office:value="0.1315" calcext:value-type="float">
            <text:p>0,131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27532" calcext:value-type="float">
            <text:p>0,27532</text:p>
          </table:table-cell>
          <table:table-cell office:value-type="float" office:value="0.54222" calcext:value-type="float">
            <text:p>0,54222</text:p>
          </table:table-cell>
          <table:table-cell office:value-type="float" office:value="0.1254" calcext:value-type="float">
            <text:p>0,12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26438" calcext:value-type="float">
            <text:p>0,26438</text:p>
          </table:table-cell>
          <table:table-cell office:value-type="float" office:value="0.54767" calcext:value-type="float">
            <text:p>0,54767</text:p>
          </table:table-cell>
          <table:table-cell office:value-type="float" office:value="0.1202" calcext:value-type="float">
            <text:p>0,120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25377" calcext:value-type="float">
            <text:p>0,25377</text:p>
          </table:table-cell>
          <table:table-cell office:value-type="float" office:value="0.55263" calcext:value-type="float">
            <text:p>0,55263</text:p>
          </table:table-cell>
          <table:table-cell office:value-type="float" office:value="0.1154" calcext:value-type="float">
            <text:p>0,115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2432" calcext:value-type="float">
            <text:p>0,2432</text:p>
          </table:table-cell>
          <table:table-cell office:value-type="float" office:value="0.55832" calcext:value-type="float">
            <text:p>0,55832</text:p>
          </table:table-cell>
          <table:table-cell office:value-type="float" office:value="0.1115" calcext:value-type="float">
            <text:p>0,111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23291" calcext:value-type="float">
            <text:p>0,23291</text:p>
          </table:table-cell>
          <table:table-cell office:value-type="float" office:value="0.56408" calcext:value-type="float">
            <text:p>0,56408</text:p>
          </table:table-cell>
          <table:table-cell office:value-type="float" office:value="0.1081" calcext:value-type="float">
            <text:p>0,108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22516" calcext:value-type="float">
            <text:p>0,22516</text:p>
          </table:table-cell>
          <table:table-cell office:value-type="float" office:value="0.56831" calcext:value-type="float">
            <text:p>0,56831</text:p>
          </table:table-cell>
          <table:table-cell office:value-type="float" office:value="0.1056" calcext:value-type="float">
            <text:p>0,105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21689" calcext:value-type="float">
            <text:p>0,21689</text:p>
          </table:table-cell>
          <table:table-cell office:value-type="float" office:value="0.57316" calcext:value-type="float">
            <text:p>0,57316</text:p>
          </table:table-cell>
          <table:table-cell office:value-type="float" office:value="0.103" calcext:value-type="float">
            <text:p>0,10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20934" calcext:value-type="float">
            <text:p>0,20934</text:p>
          </table:table-cell>
          <table:table-cell office:value-type="float" office:value="0.57843" calcext:value-type="float">
            <text:p>0,57843</text:p>
          </table:table-cell>
          <table:table-cell office:value-type="float" office:value="0.1008" calcext:value-type="float">
            <text:p>0,100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2028" calcext:value-type="float">
            <text:p>0,2028</text:p>
          </table:table-cell>
          <table:table-cell office:value-type="float" office:value="0.58304" calcext:value-type="float">
            <text:p>0,58304</text:p>
          </table:table-cell>
          <table:table-cell office:value-type="float" office:value="0.0991" calcext:value-type="float">
            <text:p>0,099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19675" calcext:value-type="float">
            <text:p>0,19675</text:p>
          </table:table-cell>
          <table:table-cell office:value-type="float" office:value="0.58705" calcext:value-type="float">
            <text:p>0,58705</text:p>
          </table:table-cell>
          <table:table-cell office:value-type="float" office:value="0.0973" calcext:value-type="float">
            <text:p>0,097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19121" calcext:value-type="float">
            <text:p>0,19121</text:p>
          </table:table-cell>
          <table:table-cell office:value-type="float" office:value="0.59" calcext:value-type="float">
            <text:p>0,59</text:p>
          </table:table-cell>
          <table:table-cell office:value-type="float" office:value="0.0957" calcext:value-type="float">
            <text:p>0,09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18556" calcext:value-type="float">
            <text:p>0,18556</text:p>
          </table:table-cell>
          <table:table-cell office:value-type="float" office:value="0.59526" calcext:value-type="float">
            <text:p>0,59526</text:p>
          </table:table-cell>
          <table:table-cell office:value-type="float" office:value="0.0942" calcext:value-type="float">
            <text:p>0,094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16597" calcext:value-type="float">
            <text:p>0,16597</text:p>
          </table:table-cell>
          <table:table-cell office:value-type="float" office:value="0.61206" calcext:value-type="float">
            <text:p>0,61206</text:p>
          </table:table-cell>
          <table:table-cell office:value-type="float" office:value="0.0888" calcext:value-type="float">
            <text:p>0,088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15268" calcext:value-type="float">
            <text:p>0,15268</text:p>
          </table:table-cell>
          <table:table-cell office:value-type="float" office:value="0.62348" calcext:value-type="float">
            <text:p>0,62348</text:p>
          </table:table-cell>
          <table:table-cell office:value-type="float" office:value="0.0855" calcext:value-type="float">
            <text:p>0,085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14399" calcext:value-type="float">
            <text:p>0,14399</text:p>
          </table:table-cell>
          <table:table-cell office:value-type="float" office:value="0.63251" calcext:value-type="float">
            <text:p>0,63251</text:p>
          </table:table-cell>
          <table:table-cell office:value-type="float" office:value="0.0834" calcext:value-type="float">
            <text:p>0,083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13844" calcext:value-type="float">
            <text:p>0,13844</text:p>
          </table:table-cell>
          <table:table-cell office:value-type="float" office:value="0.6389" calcext:value-type="float">
            <text:p>0,6389</text:p>
          </table:table-cell>
          <table:table-cell office:value-type="float" office:value="0.0821" calcext:value-type="float">
            <text:p>0,082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13469" calcext:value-type="float">
            <text:p>0,13469</text:p>
          </table:table-cell>
          <table:table-cell office:value-type="float" office:value="0.64297" calcext:value-type="float">
            <text:p>0,64297</text:p>
          </table:table-cell>
          <table:table-cell office:value-type="float" office:value="0.0814" calcext:value-type="float">
            <text:p>0,081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13239" calcext:value-type="float">
            <text:p>0,13239</text:p>
          </table:table-cell>
          <table:table-cell office:value-type="float" office:value="0.64597" calcext:value-type="float">
            <text:p>0,64597</text:p>
          </table:table-cell>
          <table:table-cell office:value-type="float" office:value="0.809" calcext:value-type="float">
            <text:p>0,80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.13068" calcext:value-type="float">
            <text:p>0,13068</text:p>
          </table:table-cell>
          <table:table-cell office:value-type="float" office:value="0.64758" calcext:value-type="float">
            <text:p>0,64758</text:p>
          </table:table-cell>
          <table:table-cell office:value-type="float" office:value="0.0806" calcext:value-type="float">
            <text:p>0,080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12945" calcext:value-type="float">
            <text:p>0,12945</text:p>
          </table:table-cell>
          <table:table-cell office:value-type="float" office:value="0.64869" calcext:value-type="float">
            <text:p>0,64869</text:p>
          </table:table-cell>
          <table:table-cell office:value-type="float" office:value="0.0803" calcext:value-type="float">
            <text:p>0,080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.12855" calcext:value-type="float">
            <text:p>0,12855</text:p>
          </table:table-cell>
          <table:table-cell office:value-type="float" office:value="0.64944" calcext:value-type="float">
            <text:p>0,64944</text:p>
          </table:table-cell>
          <table:table-cell office:value-type="float" office:value="0.0802" calcext:value-type="float">
            <text:p>0,08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12703" calcext:value-type="float">
            <text:p>0,12703</text:p>
          </table:table-cell>
          <table:table-cell office:value-type="float" office:value="0.64998" calcext:value-type="float">
            <text:p>0,64998</text:p>
          </table:table-cell>
          <table:table-cell office:value-type="float" office:value="0.0799" calcext:value-type="float">
            <text:p>0,079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.12712" calcext:value-type="float">
            <text:p>0,12712</text:p>
          </table:table-cell>
          <table:table-cell office:value-type="float" office:value="0.65044" calcext:value-type="float">
            <text:p>0,65044</text:p>
          </table:table-cell>
          <table:table-cell office:value-type="float" office:value="0.0796" calcext:value-type="float">
            <text:p>0,079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.1267" calcext:value-type="float">
            <text:p>0,1267</text:p>
          </table:table-cell>
          <table:table-cell office:value-type="float" office:value="0.65066" calcext:value-type="float">
            <text:p>0,65066</text:p>
          </table:table-cell>
          <table:table-cell office:value-type="float" office:value="0.0796" calcext:value-type="float">
            <text:p>0,079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0.1196" calcext:value-type="float">
            <text:p>0,1196</text:p>
          </table:table-cell>
          <table:table-cell office:value-type="float" office:value="0.65742" calcext:value-type="float">
            <text:p>0,65742</text:p>
          </table:table-cell>
          <table:table-cell office:value-type="float" office:value="0.076" calcext:value-type="float">
            <text:p>0,076</text:p>
          </table:table-cell>
          <table:table-cell table:number-columns-repeated="7"/>
        </table:table-row>
        <table:table-row table:style-name="ro1">
          <table:table-cell table:formula="of:=[.A49]+128" office:value-type="float" office:value="215" calcext:value-type="float">
            <text:p>215</text:p>
          </table:table-cell>
          <table:table-cell/>
          <table:table-cell office:value-type="float" office:value="0.12076" calcext:value-type="float">
            <text:p>0,1207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761" calcext:value-type="float">
            <text:p>0,7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9:18:50.999000000</meta:creation-date>
    <meta:generator>LibreOffice/7.3.3.2$Windows_X86_64 LibreOffice_project/d1d0ea68f081ee2800a922cac8f79445e4603348</meta:generator>
    <dc:date>2022-12-07T13:37:35.323000000</dc:date>
    <meta:editing-duration>PT17M38S</meta:editing-duration>
    <meta:editing-cycles>4</meta:editing-cycles>
    <meta:document-statistic meta:table-count="1" meta:cell-count="210" meta:object-count="0"/>
  </office:meta>
</office:document-meta>
</file>